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9d60" officeooo:paragraph-rsid="00079d60"/>
    </style:style>
    <style:style style:name="P2" style:family="paragraph" style:parent-style-name="Text_20_body">
      <style:text-properties officeooo:rsid="00079d60" officeooo:paragraph-rsid="0007df7c"/>
    </style:style>
    <style:style style:name="P3" style:family="paragraph" style:parent-style-name="Title">
      <style:text-properties officeooo:rsid="00079d60" officeooo:paragraph-rsid="00079d60"/>
    </style:style>
    <style:style style:name="P4" style:family="paragraph" style:parent-style-name="Text_20_body">
      <style:text-properties officeooo:rsid="0007df7c" officeooo:paragraph-rsid="0007df7c"/>
    </style:style>
    <style:style style:name="P5" style:family="paragraph" style:parent-style-name="Text_20_body">
      <style:text-properties officeooo:rsid="00079d60" officeooo:paragraph-rsid="000914ce"/>
    </style:style>
    <style:style style:name="P6" style:family="paragraph" style:parent-style-name="Heading">
      <style:text-properties officeooo:rsid="00079d60" officeooo:paragraph-rsid="00079d60"/>
    </style:style>
    <style:style style:name="T1" style:family="text">
      <style:text-properties officeooo:rsid="00079d60"/>
    </style:style>
    <style:style style:name="T2" style:family="text">
      <style:text-properties officeooo:rsid="0007df7c"/>
    </style:style>
    <style:style style:name="T3" style:family="text">
      <style:text-properties officeooo:rsid="000914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SI-Report</text:p>
      <text:h text:style-name="Heading_20_1" text:outline-level="1">T<text:span text:style-name="T1">o</text:span>: <text:span text:style-name="T1">Mrs.Srishti Srivastava</text:span></text:h>
      <text:h text:style-name="Heading_20_2" text:outline-level="2">G<text:span text:style-name="T1">iven Task </text:span></text:h>
      <text:p text:style-name="P1">1) Given any 2 shapefile one would at any random coordinates and the other would be the reference system so the shapefile has to be transformed to the reference coordinates and then the new shapefile has to be viewed.</text:p>
      <text:p text:style-name="P6">Procedure:</text:p>
      <text:p text:style-name="P1">1)First the shapefile generated from the akash code is given as an input so the shapefile is opened and then when the shapefile opens along with a curser is also produced so that we could click on the coordinates on the shapefile (both the reference and shapefile that has to be transformed)</text:p>
      <text:p text:style-name="P1">2)Now we get the coordinates from the shapefile and now we pass this coordinates for affine transformation .</text:p>
      <text:p text:style-name="P1">3)In the affine transformation both the coordinates are taken and considering 3 points at a time we transform calculate the A to F constants present in each equations this way considering 3 points at a time we produce that many A to F values <text:s/>and so now the important aspect of this is that out of all the A to F values <text:s/>caluclated we need to find the best A to F value.</text:p>
      <text:p text:style-name="P2">4)Before that what we need to exactly do is take each A to F value and then pass those values to each of the equations that are to be transformed so that we get new transformed values of all the points that we have considered and then we subtract the new transformed values to the original transformed values then find the error and then find rms error <text:span text:style-name="T2">of a particular A to F value to all the points and now for a particular A to F value we produce rms error for all the points now when we average the rms values of all the points produced for a particular A to F value we find out the error this way we calculate the average error values for all the A to F values.</text:span></text:p>
      <text:p text:style-name="P4">5) Now using this we get the best A to F value and then we need to find out the worst points present in it and remove those.</text:p>
      <text:p text:style-name="P5"><text:span text:style-name="T2">6)Now using this remaining points we just check the error value.</text:span></text:p>
      <text:p text:style-name="P5"><text:span text:style-name="T3">7)Now what we need to do is consider all the ids present in the shapefile each id corressponds to 2 coordinates so we produce 2 coordinates at a time and then using the best A to F value we need to calculate the new coordinates.</text:span></text:p>
      <text:p text:style-name="P5"><text:span text:style-name="T3">8)Then producing lines from these coordinates this is how we georeference it to the reference shapefil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79d6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6:30:48.669849401</meta:creation-date>
    <dc:date>2017-07-22T16:21:56.219127631</dc:date>
    <meta:editing-duration>PT8M4S</meta:editing-duration>
    <meta:editing-cycles>2</meta:editing-cycles>
    <meta:generator>LibreOffice/5.1.6.2$Linux_X86_64 LibreOffice_project/10m0$Build-2</meta:generator>
    <meta:document-statistic meta:table-count="0" meta:image-count="0" meta:object-count="0" meta:page-count="1" meta:paragraph-count="13" meta:word-count="423" meta:character-count="2229" meta:non-whitespace-character-count="1815"/>
  </office:meta>
</office:document-meta>
</file>